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.setTarget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setType( String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get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setType( 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convert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.convertList( Object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utoConverter.convert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a.setClassname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.getConvert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i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.get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get(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.Type( Class t , Converte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.compareTo( Data datu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a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Converter.convert( Class type ,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convertWith( Converter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.set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isCus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mberConverter.convert( Class type ,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.setConverter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.conver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onverter.convert( Class typ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.setConverter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